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8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9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11" style:family="graphic" style:parent-style-name="standard">
      <style:graphic-properties draw:stroke="none" svg:stroke-color="#000000" draw:fill="none" draw:fill-color="#ffffff" fo:min-height="0.6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14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weight="bold" style:font-weight-asian="bold" style:font-weight-complex="bold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fo:line-height="100%" fo:text-align="center"/>
    </style:style>
    <style:style style:name="P12" style:family="paragraph">
      <style:paragraph-properties fo:line-height="100%" fo:text-align="center"/>
      <style:text-properties fo:font-weight="bold" style:font-weight-asian="bold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ArialMT" style:font-family-generic="swiss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9" style:family="text">
      <style:text-properties fo:color="#000099" fo:font-family="ArialMT" style:font-family-generic="swiss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0" style:family="text">
      <style:text-properties fo:font-family="ArialMT" style:font-family-generic="swiss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1" style:family="text">
      <style:text-properties fo:font-family="ArialMT" style:font-family-generic="swiss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12" style:family="text">
      <style:text-properties fo:color="#000000" fo:font-family="ArialMT" style:font-family-generic="swiss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intro-proxyServer" draw:style-name="dp1" draw:master-page-name="Default">
        <draw:circle draw:style-name="gr1" draw:text-style-name="P2" draw:layer="layout" svg:width="3.5cm" svg:height="3.5cm" svg:x="8.8cm" svg:y="2.6cm">
          <text:p text:style-name="P1"><text:span text:style-name="T1">C</text:span></text:p>
        </draw:circle>
        <draw:rect draw:style-name="gr2" draw:text-style-name="P3" draw:layer="layout" svg:width="5.5cm" svg:height="3cm" svg:x="7.9cm" svg:y="9.5cm">
          <text:p text:style-name="P1"><text:span text:style-name="T2">Repose</text:span></text:p>
        </draw:rect>
        <draw:rect draw:style-name="gr2" draw:text-style-name="P4" draw:layer="layout" svg:width="5.5cm" svg:height="3cm" svg:x="8cm" svg:y="14.5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79cm" svg:y1="7.468cm" svg:x2="18.679cm" svg:y2="7.468cm">
          <text:p/>
        </draw:line>
        <draw:line draw:style-name="gr4" draw:text-style-name="P1" draw:layer="layout" svg:x1="10.5cm" svg:y1="6cm" svg:x2="10.5cm" svg:y2="9.5cm">
          <text:p/>
        </draw:line>
        <draw:line draw:style-name="gr4" draw:text-style-name="P1" draw:layer="layout" svg:x1="10.5cm" svg:y1="12.5cm" svg:x2="10.5cm" svg:y2="14.5cm">
          <text:p/>
        </draw:line>
        <draw:frame draw:style-name="gr5" draw:text-style-name="P5" draw:layer="layout" svg:width="2.763cm" svg:height="0.962cm" svg:x="15.4cm" svg:y="5.821cm">
          <draw:text-box>
            <text:p><text:span text:style-name="T4">external</text:span></text:p>
          </draw:text-box>
        </draw:frame>
        <draw:frame draw:style-name="gr5" draw:text-style-name="P5" draw:layer="layout" svg:width="5.336cm" svg:height="0.962cm" svg:x="11.5cm" svg:y="7.542cm">
          <draw:text-box>
            <text:p><text:span text:style-name="T4">service boundary</text:span></text:p>
          </draw:text-box>
        </draw:frame>
        <draw:frame draw:style-name="gr5" draw:text-style-name="P5" draw:layer="layout" svg:width="2.585cm" svg:height="0.962cm" svg:x="15.5cm" svg:y="9.342cm">
          <draw:text-box>
            <text:p><text:span text:style-name="T4">internal</text:span></text:p>
          </draw:text-box>
        </draw:frame>
      </draw:page>
      <draw:page draw:name="repose-logging-HTTPoverview" draw:style-name="dp1" draw:master-page-name="Default">
        <draw:custom-shape draw:style-name="gr6" draw:text-style-name="P6" draw:layer="controls" svg:width="5.955cm" svg:height="1.948cm" svg:x="4.139cm" svg:y="15.85cm">
          <text:p text:style-name="P1"><text:span text:style-name="T5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1" draw:text-style-name="P2" draw:layer="layout" svg:width="3.5cm" svg:height="3.5cm" svg:x="8.8cm" svg:y="2.6cm">
          <text:p text:style-name="P1"><text:span text:style-name="T1">C</text:span></text:p>
        </draw:circle>
        <draw:rect draw:style-name="gr7" draw:text-style-name="P3" draw:layer="layout" svg:width="5.5cm" svg:height="3.155cm" svg:x="7.884cm" svg:y="9.5cm">
          <text:p text:style-name="P1"><text:span text:style-name="T2">Repose</text:span></text:p>
        </draw:rect>
        <draw:rect draw:style-name="gr2" draw:text-style-name="P4" draw:layer="layout" svg:width="5.5cm" svg:height="3cm" svg:x="12.25cm" svg:y="14.468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79cm" svg:y1="7.468cm" svg:x2="18.679cm" svg:y2="7.468cm">
          <text:p/>
        </draw:line>
        <draw:line draw:style-name="gr4" draw:text-style-name="P1" draw:layer="layout" svg:x1="10.498cm" svg:y1="6.133cm" svg:x2="10.5cm" svg:y2="9.5cm">
          <text:p/>
        </draw:line>
        <draw:line draw:style-name="gr4" draw:text-style-name="P1" draw:layer="layout" svg:x1="12.818cm" svg:y1="12.655cm" svg:x2="12.82cm" svg:y2="14.468cm">
          <text:p/>
        </draw:line>
        <draw:frame draw:style-name="gr5" draw:text-style-name="P5" draw:layer="layout" svg:width="2.763cm" svg:height="0.962cm" svg:x="15.4cm" svg:y="5.821cm">
          <draw:text-box>
            <text:p><text:span text:style-name="T4">external</text:span></text:p>
          </draw:text-box>
        </draw:frame>
        <draw:frame draw:style-name="gr5" draw:text-style-name="P5" draw:layer="layout" svg:width="5.336cm" svg:height="0.962cm" svg:x="11.5cm" svg:y="7.542cm">
          <draw:text-box>
            <text:p><text:span text:style-name="T4">service boundary</text:span></text:p>
          </draw:text-box>
        </draw:frame>
        <draw:frame draw:style-name="gr5" draw:text-style-name="P5" draw:layer="layout" svg:width="2.585cm" svg:height="0.962cm" svg:x="15.5cm" svg:y="9.342cm">
          <draw:text-box>
            <text:p><text:span text:style-name="T4">internal</text:span></text:p>
          </draw:text-box>
        </draw:frame>
        <draw:rect draw:style-name="gr8" draw:text-style-name="P1" draw:layer="layout" svg:width="5.338cm" svg:height="0.973cm" svg:x="7.983cm" svg:y="11.585cm">
          <text:p text:style-name="P1">HTTP Logging</text:p>
        </draw:rect>
        <draw:line draw:style-name="gr9" draw:text-style-name="P1" draw:layer="controls" svg:x1="10.303cm" svg:y1="12.72cm" svg:x2="9.638cm" svg:y2="14.586cm">
          <text:p/>
        </draw:line>
        <draw:line draw:style-name="gr9" draw:text-style-name="P1" draw:layer="controls" svg:x1="10.287cm" svg:y1="12.721cm" svg:x2="9.072cm" svg:y2="14.198cm">
          <text:p/>
        </draw:line>
        <draw:custom-shape draw:style-name="gr6" draw:text-style-name="P6" draw:layer="layout" svg:width="5.955cm" svg:height="1.948cm" svg:x="3.066cm" svg:y="13.19cm">
          <text:p text:style-name="P1"><text:span text:style-name="T5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draw:layer="layout" svg:width="5.955cm" svg:height="1.948cm" svg:x="3.765cm" svg:y="14.633cm">
          <text:p text:style-name="P1"><text:span text:style-name="T5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1" draw:layer="layout" svg:x1="10.309cm" svg:y1="12.727cm" svg:x2="10.119cm" svg:y2="15.872cm">
          <text:p/>
        </draw:line>
      </draw:page>
      <draw:page draw:name="repose-versioning-overview" draw:style-name="dp1" draw:master-page-name="Default">
        <draw:rect draw:style-name="gr10" draw:text-style-name="P7" draw:layer="layout" svg:width="5.5cm" svg:height="4.201cm" svg:x="7.875cm" svg:y="9.465cm">
          <text:p/>
        </draw:rect>
        <draw:circle draw:style-name="gr1" draw:text-style-name="P2" draw:layer="layout" svg:width="3.5cm" svg:height="3.5cm" svg:x="8.8cm" svg:y="2.6cm">
          <text:p text:style-name="P1"><text:span text:style-name="T1">C</text:span></text:p>
        </draw:circle>
        <draw:rect draw:style-name="gr2" draw:text-style-name="P4" draw:layer="layout" svg:width="3.146cm" svg:height="2.459cm" svg:x="12.957cm" svg:y="15.284cm">
          <text:p text:style-name="P1"><text:span text:style-name="T6">Service</text:span></text:p>
          <text:p text:style-name="P1"><text:span text:style-name="T3">V2</text:span></text:p>
        </draw:rect>
        <draw:line draw:style-name="gr3" draw:text-style-name="P1" draw:layer="layout" svg:x1="2.679cm" svg:y1="7.468cm" svg:x2="18.679cm" svg:y2="7.468cm">
          <text:p/>
        </draw:line>
        <draw:line draw:style-name="gr4" draw:text-style-name="P1" draw:layer="layout" svg:x1="10.498cm" svg:y1="6.133cm" svg:x2="10.493cm" svg:y2="10.597cm">
          <text:p/>
        </draw:line>
        <draw:frame draw:style-name="gr5" draw:text-style-name="P5" draw:layer="layout" svg:width="2.763cm" svg:height="0.962cm" svg:x="15.4cm" svg:y="5.821cm">
          <draw:text-box>
            <text:p><text:span text:style-name="T4">external</text:span></text:p>
          </draw:text-box>
        </draw:frame>
        <draw:frame draw:style-name="gr5" draw:text-style-name="P5" draw:layer="layout" svg:width="5.336cm" svg:height="0.962cm" svg:x="11.5cm" svg:y="7.542cm">
          <draw:text-box>
            <text:p><text:span text:style-name="T4">service boundary</text:span></text:p>
          </draw:text-box>
        </draw:frame>
        <draw:frame draw:style-name="gr5" draw:text-style-name="P5" draw:layer="layout" svg:width="2.585cm" svg:height="0.962cm" svg:x="15.5cm" svg:y="9.342cm">
          <draw:text-box>
            <text:p><text:span text:style-name="T4">internal</text:span></text:p>
          </draw:text-box>
        </draw:frame>
        <draw:rect draw:style-name="gr8" draw:text-style-name="P1" draw:layer="layout" svg:width="3.937cm" svg:height="0.973cm" svg:x="8.673cm" svg:y="10.561cm">
          <text:p text:style-name="P1">Versioning</text:p>
        </draw:rect>
        <draw:rect draw:style-name="gr2" draw:text-style-name="P4" draw:layer="layout" svg:width="3.146cm" svg:height="2.459cm" svg:x="5.117cm" svg:y="15.234cm">
          <text:p text:style-name="P1"><text:span text:style-name="T6">Service</text:span></text:p>
          <text:p text:style-name="P1"><text:span text:style-name="T3">V1</text:span></text:p>
        </draw:rect>
        <draw:frame draw:style-name="gr11" draw:text-style-name="P9" draw:layer="layout" svg:width="2.984cm" svg:height="0.962cm" svg:x="10.544cm" svg:y="9.418cm">
          <draw:text-box>
            <text:p text:style-name="P8"><text:span text:style-name="T7">Repose</text:span></text:p>
          </draw:text-box>
        </draw:frame>
        <draw:rect draw:style-name="gr8" draw:text-style-name="P1" draw:layer="layout" svg:width="3.937cm" svg:height="0.973cm" svg:x="8.674cm" svg:y="12.4cm">
          <text:p text:style-name="P1">Router</text:p>
        </draw:rect>
        <draw:frame draw:style-name="gr12" draw:layer="layout" svg:width="5.362cm" svg:height="1.517cm" svg:x="2.809cm" svg:y="5.569cm">
          <draw:text-box>
            <text:p text:style-name="P10"><text:span text:style-name="T8">Client</text:span><text:span text:style-name="T9"> requests</text:span><text:span text:style-name="T10"> </text:span><text:span text:style-name="T11">V1</text:span></text:p>
            <text:p text:style-name="P10"><text:span text:style-name="T9">from service endpoint.</text:span></text:p>
          </draw:text-box>
        </draw:frame>
        <draw:frame draw:style-name="gr12" draw:layer="layout" svg:width="4.977cm" svg:height="2.072cm" svg:x="2.619cm" svg:y="12.904cm">
          <draw:text-box>
            <text:p text:style-name="P10"><text:span text:style-name="T12">Repose</text:span><text:span text:style-name="T9"> introspects </text:span></text:p>
            <text:p text:style-name="P10"><text:span text:style-name="T9">request, tags it to be</text:span></text:p>
            <text:p text:style-name="P10"><text:span text:style-name="T9">routed to </text:span><text:span text:style-name="T11">V1</text:span><text:span text:style-name="T9">.</text:span></text:p>
          </draw:text-box>
        </draw:frame>
        <draw:line draw:style-name="gr4" draw:text-style-name="P1" draw:layer="layout" svg:x1="10.511cm" svg:y1="11.533cm" svg:x2="10.511cm" svg:y2="12.452cm">
          <text:p/>
        </draw:line>
        <draw:line draw:style-name="gr13" draw:text-style-name="P1" draw:layer="layout" svg:x1="10.407cm" svg:y1="13.389cm" svg:x2="8.308cm" svg:y2="15.193cm">
          <text:p/>
        </draw:line>
      </draw:page>
      <draw:page draw:name="zzSCRATCH" draw:style-name="dp1" draw:master-page-name="Default">
        <draw:g>
          <draw:rect draw:style-name="gr14" draw:text-style-name="P1" draw:layer="layout" svg:width="2.54cm" svg:height="2.016cm" svg:x="3.6cm" svg:y="17.907cm">
            <text:p/>
          </draw:rect>
          <draw:frame draw:style-name="gr12" draw:text-style-name="P12" draw:layer="layout" svg:width="2.259cm" svg:height="1.75cm" svg:x="3.722cm" svg:y="18.062cm">
            <draw:text-box>
              <text:p text:style-name="P11"><text:span text:style-name="T6">Service</text:span></text:p>
              <text:p text:style-name="P11"><text:span text:style-name="T2">V1</text:span></text:p>
            </draw:text-box>
          </draw:frame>
        </draw:g>
        <draw:g>
          <draw:rect draw:style-name="gr14" draw:text-style-name="P1" draw:layer="layout" svg:width="2.54cm" svg:height="2.016cm" svg:x="7.39cm" svg:y="17.907cm">
            <text:p/>
          </draw:rect>
          <draw:frame draw:style-name="gr12" draw:text-style-name="P12" draw:layer="layout" svg:width="2.259cm" svg:height="1.75cm" svg:x="7.512cm" svg:y="18.062cm">
            <draw:text-box>
              <text:p text:style-name="P11"><text:span text:style-name="T6">Service</text:span></text:p>
              <text:p text:style-name="P11"><text:span text:style-name="T2">V2</text:span></text:p>
            </draw:text-box>
          </draw:frame>
        </draw:g>
        <draw:ellipse draw:style-name="gr15" draw:text-style-name="P1" draw:layer="layout" svg:width="2.579cm" svg:height="2.48cm" svg:x="5.973cm" svg:y="9.922cm">
          <text:p/>
        </draw:ellipse>
        <draw:rect draw:style-name="gr14" draw:text-style-name="P1" draw:layer="layout" svg:width="4.842cm" svg:height="3.532cm" svg:x="4.822cm" svg:y="13.395cm">
          <text:p/>
        </draw:rect>
        <draw:frame draw:style-name="gr12" draw:text-style-name="P12" draw:layer="layout" svg:width="2.559cm" svg:height="0.806cm" svg:x="7.234cm" svg:y="13.478cm">
          <draw:text-box>
            <text:p text:style-name="P11"><text:span text:style-name="T6">REPOSE</text:span></text:p>
          </draw:text-box>
        </draw:frame>
        <draw:g>
          <draw:rect draw:style-name="gr16" draw:text-style-name="P1" draw:layer="layout" svg:width="2.58cm" svg:height="0.853cm" svg:x="5.793cm" svg:y="14.505cm">
            <text:p/>
          </draw:rect>
          <draw:frame draw:style-name="gr12" draw:text-style-name="P13" draw:layer="layout" svg:width="2.809cm" svg:height="0.806cm" svg:x="5.693cm" svg:y="14.505cm">
            <draw:text-box>
              <text:p><text:span text:style-name="T13">Versioning</text:span></text:p>
            </draw:text-box>
          </draw:frame>
        </draw:g>
        <draw:g>
          <draw:rect draw:style-name="gr16" draw:text-style-name="P1" draw:layer="layout" svg:width="2.58cm" svg:height="0.853cm" svg:x="5.833cm" svg:y="15.717cm">
            <text:p/>
          </draw:rect>
          <draw:frame draw:style-name="gr12" draw:text-style-name="P13" draw:layer="layout" svg:width="1.984cm" svg:height="0.806cm" svg:x="6.129cm" svg:y="15.756cm">
            <draw:text-box>
              <text:p><text:span text:style-name="T13">Router</text:span></text:p>
            </draw:text-box>
          </draw:frame>
        </draw:g>
        <draw:frame draw:style-name="gr12" draw:text-style-name="P14" draw:layer="layout" svg:width="2.183cm" svg:height="2.855cm" svg:x="6.151cm" svg:y="9.743cm">
          <draw:text-box>
            <text:p><text:span text:style-name="T14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1-27T07:42:30</dc:date>
    <dc:creator>Rose Coste</dc:creator>
    <meta:editing-duration>PT141H43M52S</meta:editing-duration>
    <meta:editing-cycles>15</meta:editing-cycles>
    <meta:generator>OpenOffice.org/3.2$Unix OpenOffice.org_project/320m18$Build-9502</meta:generator>
    <meta:document-statistic meta:object-count="57"/>
  </office:meta>
</office:document-meta>
</file>